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908cm"/>
    </style:style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5.918cm"/>
    </style:style>
    <style:style style:name="co4" style:family="table-column">
      <style:table-column-properties fo:break-before="auto" style:column-width="14.97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5.427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1.6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mutant_5f_ops">
      <style:table-properties table:display="true" style:writing-mode="lr-tb"/>
    </style:style>
    <style:style style:name="ta2" style:family="table" style:master-page-name="PageStyle_5f_statistics_5f_per_5f_category">
      <style:table-properties table:display="true" style:writing-mode="lr-tb"/>
    </style:style>
    <style:style style:name="ce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99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tant_op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OPERATOR_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ATEGO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llBluetoothAdapter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llBluetoothManager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toothAdapterAlwaysEnabled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FIGURATION</text:p>
          </table:table-cell>
          <table:table-cell table:style-name="ce27" table:number-columns-spanned="1" table:number-rows-spanned="2"/>
          <table:table-cell table:number-columns-repeated="1020"/>
        </table:table-row>
        <table:table-row table:style-name="ro1">
          <table:table-cell table:style-name="ce2" office:value-type="string" calcext:value-type="string">
            <text:p>BluetoothAdapterAlwaysDisabled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FIGURATION</text:p>
          </table:table-cell>
          <table:covered-table-cell/>
          <table:table-cell table:number-columns-repeated="1020"/>
        </table:table-row>
        <table:table-row table:style-name="ro1">
          <table:table-cell table:style-name="ce2" office:value-type="string" calcext:value-type="string">
            <text:p>BluetoothAdapterRandomActionIntentDefinition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validDeviceMACAddress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toothAdapterDiscoveryEnabled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toothAdapterDiscoveryDisabled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toothStartDiscoveryMethodDeletion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toothCancelDiscoveryMethodDeletion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ftCancelDiscoveryMethodCall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rementBluetoothDiscoverableDuration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crementBluetoothDiscoverableDuration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validUUIDParameterBluetoothServerListening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NECT_PA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toothServerConnectionAcceptMethodDeletion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NECT_PA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uetoothServerSocketCloseMethodDeletion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NECT_PA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iftBluetoothServerConnectionCloseMethodCall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NECT_PAI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llBluetoothSocket</text:p>
          </table:table-cell>
          <table:table-cell table:style-name="ce5" office:value-type="string" calcext:value-type="string">
            <text:p>BLUETOOTH_NATIVE</text:p>
          </table:table-cell>
          <table:table-cell table:style-name="ce5" office:value-type="string" calcext:value-type="string">
            <text:p>CONNECT_PAIR_TRANSF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crementBluetoothLeScanPeriod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ecrementBluetoothLeScanPeriod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SCA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ggyBLEScanCallback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SCAN</text:p>
          </table:table-cell>
          <table:table-cell table:style-name="ce27" table:number-columns-spanned="1" table:number-rows-spanned="2"/>
          <table:table-cell table:number-columns-repeated="1020"/>
        </table:table-row>
        <table:table-row table:style-name="ro1">
          <table:table-cell table:style-name="ce3" office:value-type="string" calcext:value-type="string">
            <text:p>TrapBLEScanCallback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SCAN</text:p>
          </table:table-cell>
          <table:covered-table-cell/>
          <table:table-cell table:number-columns-repeated="1020"/>
        </table:table-row>
        <table:table-row table:style-name="ro1">
          <table:table-cell table:style-name="ce3" office:value-type="string" calcext:value-type="string">
            <text:p>BleConnectionNullCallbackParameter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CONNECT_PAI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uggyBluetoothGattCallback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CONNECT_PAI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apBluetoothGattCallback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CONNECT_PAI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BluetootGattDiscoverServicesMethodDeletion</text:p>
          </table:table-cell>
          <table:table-cell table:style-name="ce6" office:value-type="string" calcext:value-type="string">
            <text:p>BLUETOOTH_LE_NATIVE</text:p>
          </table:table-cell>
          <table:table-cell table:style-name="ce6" office:value-type="string" calcext:value-type="string">
            <text:p>CONNECT_PAIR_TRANSFER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lBeaconManager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NullBeaconParser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conParserLayoutReplacement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conInstanceProperties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conInstancePropertiesReplacement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validBeaconReg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itchConditionalBoundBeaconConsumer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itchConditionalCheckAvailability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style-name="ce27" table:number-columns-spanned="1" table:number-rows-spanned="4"/>
          <table:table-cell table:number-columns-repeated="1020"/>
        </table:table-row>
        <table:table-row table:style-name="ro1">
          <table:table-cell table:style-name="ce4" office:value-type="string" calcext:value-type="string">
            <text:p>SwitchConditionalParameterBackgroundMode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>
            <text:p>SwitchConditionalParameterRegionStatePersistenceEnabled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>
            <text:p>SwitchConditionalParameterEnableScheduledJobs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>
            <text:p>UpdateScanPeriods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pplySettings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conParserClearList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canPeriodParametersReplacement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nableForegroundServiceScanning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CONFIGURA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ggyAdvertiseCallback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TRANSMITT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apOnAdvertiseCallback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TRANSMITT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witchMethodSignatureStartAdvertising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TRANSMITT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eaconStopAdvertising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TRANSMITT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iftBeaconStopAdvertisingMethodCall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TRANSMITT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ggyRangingNotifierCallback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RANG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apOnRangingNotifierCallback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RANG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veAllRangeNotifiers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RANG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iftRemoveAllMonitorNotifiersMethodCall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RANG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rtRangingBeacons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RANG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crementBeaconRangingDistance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RANG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ecrementBeaconRangingDistance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RANG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ggyMonitorNotifierCallback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MONITOR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apOnMonitorNotifierCallback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MONITOR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veAllMonitorNotifiers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MONITOR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hiftRemoveAllMonitorNotifiersMethodCall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MONITORING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tartMonitoringBeaconsMethodDeletion</text:p>
          </table:table-cell>
          <table:table-cell table:style-name="ce7" office:value-type="string" calcext:value-type="string">
            <text:p>BLUETOOTH_LE_ALTBEACON</text:p>
          </table:table-cell>
          <table:table-cell table:style-name="ce7" office:value-type="string" calcext:value-type="string">
            <text:p>MONITORING</text:p>
          </table:table-cell>
          <table:table-cell table:number-columns-repeated="1021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istics_per_category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21" table:default-cell-style-name="Default"/>
        <table:table-row table:style-name="ro1"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Category</text:p>
          </table:table-cell>
          <table:table-cell table:style-name="ce20" office:value-type="string" calcext:value-type="string">
            <text:p>N_OPS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1" table:number-rows-spanned="4">
            <text:p>BluetoothNative</text:p>
          </table:table-cell>
          <table:table-cell table:style-name="ce14" office:value-type="string" calcext:value-type="string">
            <text:p>Configuration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14" office:value-type="string" calcext:value-type="string">
            <text:p>Scan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14" office:value-type="string" calcext:value-type="string">
            <text:p>Connect_Pair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14" office:value-type="string" calcext:value-type="string">
            <text:p>Connect_Pair_Transfer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1" table:number-rows-spanned="4">
            <text:p>Bluetooth_BLE_Native</text:p>
          </table:table-cell>
          <table:table-cell table:style-name="ce14" office:value-type="string" calcext:value-type="string">
            <text:p>Configuration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14" office:value-type="string" calcext:value-type="string">
            <text:p>Scan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14" office:value-type="string" calcext:value-type="string">
            <text:p>Connect_Pair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14" office:value-type="string" calcext:value-type="string">
            <text:p>Connect_Pair_Transfer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1" table:number-rows-spanned="4">
            <text:p>Bluetooth_BLE_AltBeacon</text:p>
          </table:table-cell>
          <table:table-cell table:style-name="ce14" office:value-type="string" calcext:value-type="string">
            <text:p>Configuration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14" office:value-type="string" calcext:value-type="string">
            <text:p>Transmitting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covered-table-cell table:style-name="ce11"/>
          <table:table-cell table:style-name="ce14" office:value-type="string" calcext:value-type="string">
            <text:p>Ranging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covered-table-cell table:style-name="ce12"/>
          <table:table-cell table:style-name="ce14" office:value-type="string" calcext:value-type="string">
            <text:p>Monitoring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 table:number-columns-spanned="2" table:number-rows-spanned="1">
            <text:p>Total</text:p>
          </table:table-cell>
          <table:covered-table-cell table:style-name="ce15"/>
          <table:table-cell table:style-name="ce17" office:value-type="float" office:value="59" calcext:value-type="float">
            <text:p>59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 style:data-style-name="N2" text:time-value="10:31:40.008954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tant_5f_ops" style:display-name="PageStyle_mutant_o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_5f_per_5f_category" style:display-name="PageStyle_statistics_per_categ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s_5f_action" style:display-name="PageStyle_ops_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istics_5f_ops_5f_action" style:display-name="PageStyle_statistics_ops_a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5-04-15T10:32:30.037921999</dc:date>
    <meta:editing-duration>PT49S</meta:editing-duration>
    <meta:editing-cycles>2</meta:editing-cycles>
    <meta:document-statistic meta:table-count="2" meta:cell-count="212" meta:object-count="0"/>
  </office:meta>
</office:document-meta>
</file>